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47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2d_5295904516669026214">
      <style:table-cell-properties style:cell-protect="none" style:print-content="true" style:text-align-source="fix" style:repeat-content="false" fo:wrap-option="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_2d_722097721116006419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_34_73855770119858880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_38_86243063842829883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_32_26860823392812852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_36_335826509226107911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in_el_positivo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2">
          <table:table-cell office:value-type="string" calcext:value-type="string">
            <text:p>high sat 0.05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angles</text:p>
          </table:table-cell>
          <table:table-cell office:value-type="float" office:value="0.078304481592" calcext:value-type="float">
            <text:p>0.078304481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9.371695518408" calcext:value-type="float">
            <text:p>9.371695518408</text:p>
          </table:table-cell>
          <table:table-cell office:value-type="float" office:value="9.362092313716" calcext:value-type="float">
            <text:p>9.362092313716</text:p>
          </table:table-cell>
        </table:table-row>
        <table:table-row table:style-name="ro2">
          <table:table-cell/>
          <table:table-cell office:value-type="float" office:value="9.45" calcext:value-type="float">
            <text:p>9.45</text:p>
          </table:table-cell>
          <table:table-cell office:value-type="string" calcext:value-type="string">
            <text:p>images</text:p>
          </table:table-cell>
          <table:table-cell office:value-type="float" office:value="0.125448743895" calcext:value-type="float">
            <text:p>0.125448743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9.324551256105" calcext:value-type="float">
            <text:p>9.324551256105</text:p>
          </table:table-cell>
          <table:table-cell office:value-type="float" office:value="9.308885133814" calcext:value-type="float">
            <text:p>9.308885133814</text:p>
          </table:table-cell>
        </table:table-row>
        <table:table-row table:style-name="ro2">
          <table:table-cell office:value-type="string" calcext:value-type="string">
            <text:p>low sat 0.5</text:p>
          </table:table-cell>
          <table:table-cell table:style-name="ce3" office:value-type="float" office:value="9.45" calcext:value-type="float">
            <text:p>9.45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float" office:value="0.005596528172" calcext:value-type="float">
            <text:p>0.005596528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9.455596528172" calcext:value-type="float">
            <text:p>9.455596528172</text:p>
          </table:table-cell>
          <table:table-cell table:style-name="ce3" office:value-type="float" office:value="9.457371545305" calcext:value-type="float">
            <text:p>9.457371545305</text:p>
          </table:table-cell>
        </table:table-row>
        <table:table-row table:style-name="ro2">
          <table:table-cell/>
          <table:table-cell table:style-name="ce3" office:value-type="float" office:value="9.45" calcext:value-type="float">
            <text:p>9.45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float" office:value="0.013916346708" calcext:value-type="float">
            <text:p>0.0139163467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9.463916346708" calcext:value-type="float">
            <text:p>9.463916346708</text:p>
          </table:table-cell>
          <table:table-cell table:style-name="ce3" office:value-type="float" office:value="9.464669752068" calcext:value-type="float">
            <text:p>9.464669752068</text:p>
          </table:table-cell>
        </table:table-row>
        <table:table-row table:style-name="ro2">
          <table:table-cell office:value-type="string" calcext:value-type="string">
            <text:p>Silouette 0.05</text:p>
          </table:table-cell>
          <table:table-cell table:style-name="ce4" office:value-type="float" office:value="9.45" calcext:value-type="float">
            <text:p>9.45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float" office:value="0.799858775501" calcext:value-type="float">
            <text:p>0.7998587755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8.650141224499" calcext:value-type="float">
            <text:p>8.650141224499</text:p>
          </table:table-cell>
          <table:table-cell table:style-name="ce4" office:value-type="float" office:value="8.62902587666" calcext:value-type="float">
            <text:p>8.62902587666</text:p>
          </table:table-cell>
        </table:table-row>
        <table:table-row table:style-name="ro2">
          <table:table-cell/>
          <table:table-cell table:style-name="ce4" office:value-type="float" office:value="9.45" calcext:value-type="float">
            <text:p>9.45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float" office:value="0.846961616072" calcext:value-type="float">
            <text:p>0.8469616160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otation_quad</text:p>
          </table:table-cell>
          <table:table-cell table:number-columns-repeated="3" table:style-name="ce4" office:value-type="float" office:value="8.598933080163" calcext:value-type="float">
            <text:p>8.598933080163</text:p>
          </table:table-cell>
          <table:table-cell table:style-name="ce4" office:value-type="float" office:value="8.603038383928" calcext:value-type="float">
            <text:p>8.603038383928</text:p>
          </table:table-cell>
        </table:table-row>
        <table:table-row table:style-name="ro2">
          <table:table-cell office:value-type="string" calcext:value-type="string">
            <text:p>Silouette 0.5</text:p>
          </table:table-cell>
          <table:table-cell table:style-name="ce5" office:value-type="float" office:value="9.45" calcext:value-type="float">
            <text:p>9.45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float" office:value="1.405566799338" calcext:value-type="float">
            <text:p>1.4055667993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rror_fib</text:p>
          </table:table-cell>
          <table:table-cell table:number-columns-repeated="3" table:style-name="ce5" office:value-type="float" office:value="10.855566799338" calcext:value-type="float">
            <text:p>10.855566799338</text:p>
          </table:table-cell>
          <table:table-cell table:style-name="ce5" office:value-type="float" office:value="10.858936992601" calcext:value-type="float">
            <text:p>10.858936992601</text:p>
          </table:table-cell>
        </table:table-row>
        <table:table-row table:style-name="ro2">
          <table:table-cell/>
          <table:table-cell table:style-name="ce5" office:value-type="float" office:value="9.45" calcext:value-type="float">
            <text:p>9.45</text:p>
          </table:table-cell>
          <table:table-cell table:style-name="ce5" office:value-type="string" calcext:value-type="string">
            <text:p>images</text:p>
          </table:table-cell>
          <table:table-cell table:style-name="ce5" office:value-type="float" office:value="1.415238961835" calcext:value-type="float">
            <text:p>1.4152389618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tation_quad</text:p>
          </table:table-cell>
          <table:table-cell table:number-columns-repeated="3" table:style-name="ce5" office:value-type="float" office:value="10.866666984526" calcext:value-type="float">
            <text:p>10.866666984526</text:p>
          </table:table-cell>
          <table:table-cell table:style-name="ce5" office:value-type="float" office:value="10.865238961835" calcext:value-type="float">
            <text:p>10.865238961835</text:p>
          </table:table-cell>
        </table:table-row>
        <table:table-row table:style-name="ro2">
          <table:table-cell office:value-type="string" calcext:value-type="string">
            <text:p>high sat 0.1</text:p>
          </table:table-cell>
          <table:table-cell table:style-name="ce6" office:value-type="float" office:value="9.45" calcext:value-type="float">
            <text:p>9.45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float" office:value="0.441164514012" calcext:value-type="float">
            <text:p>0.4411645140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irror_fib</text:p>
          </table:table-cell>
          <table:table-cell table:number-columns-repeated="3" table:style-name="ce6" office:value-type="float" office:value="9.008835485988" calcext:value-type="float">
            <text:p>9.008835485988</text:p>
          </table:table-cell>
          <table:table-cell table:style-name="ce6" office:value-type="float" office:value="8.977292760576" calcext:value-type="float">
            <text:p>8.977292760576</text:p>
          </table:table-cell>
        </table:table-row>
        <table:table-row table:style-name="ro2">
          <table:table-cell/>
          <table:table-cell table:style-name="ce6" office:value-type="float" office:value="9.45" calcext:value-type="float">
            <text:p>9.45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float" office:value="0.47041623909" calcext:value-type="float">
            <text:p>0.470416239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irror_fib</text:p>
          </table:table-cell>
          <table:table-cell table:number-columns-repeated="3" table:style-name="ce6" office:value-type="float" office:value="8.97958376091" calcext:value-type="float">
            <text:p>8.97958376091</text:p>
          </table:table-cell>
          <table:table-cell table:style-name="ce6" office:value-type="float" office:value="8.955567410642" calcext:value-type="float">
            <text:p>8.955567410642</text:p>
          </table:table-cell>
        </table:table-row>
      </table:table>
      <table:table table:name="sinel_negativo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2">
          <table:table-cell office:value-type="string" calcext:value-type="string">
            <text:p>high sat 0.05</text:p>
          </table:table-cell>
          <table:table-cell office:value-type="float" office:value="-13.85" calcext:value-type="float">
            <text:p>-13.85</text:p>
          </table:table-cell>
          <table:table-cell office:value-type="string" calcext:value-type="string">
            <text:p>angles</text:p>
          </table:table-cell>
          <table:table-cell office:value-type="float" office:value="0.138325442773" calcext:value-type="float">
            <text:p>0.13832544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-13.988325442773" calcext:value-type="float">
            <text:p>-13.988325442773</text:p>
          </table:table-cell>
          <table:table-cell office:value-type="float" office:value="-13.993024867424" calcext:value-type="float">
            <text:p>-13.993024867424</text:p>
          </table:table-cell>
        </table:table-row>
        <table:table-row table:style-name="ro2">
          <table:table-cell/>
          <table:table-cell office:value-type="float" office:value="-13.85" calcext:value-type="float">
            <text:p>-13.85</text:p>
          </table:table-cell>
          <table:table-cell office:value-type="string" calcext:value-type="string">
            <text:p>images</text:p>
          </table:table-cell>
          <table:table-cell office:value-type="float" office:value="0.178885249586" calcext:value-type="float">
            <text:p>0.178885249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-14.028885249586" calcext:value-type="float">
            <text:p>-14.028885249586</text:p>
          </table:table-cell>
          <table:table-cell office:value-type="float" office:value="-14.045736135167" calcext:value-type="float">
            <text:p>-14.045736135167</text:p>
          </table:table-cell>
        </table:table-row>
        <table:table-row table:style-name="ro2">
          <table:table-cell office:value-type="string" calcext:value-type="string">
            <text:p>low sat 0.5</text:p>
          </table:table-cell>
          <table:table-cell table:style-name="ce3" office:value-type="float" office:value="-13.85" calcext:value-type="float">
            <text:p>-13.85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float" office:value="0.487596955793" calcext:value-type="float">
            <text:p>0.487596955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-14.337596955793" calcext:value-type="float">
            <text:p>-14.337596955793</text:p>
          </table:table-cell>
          <table:table-cell table:style-name="ce3" office:value-type="float" office:value="-14.361895083038" calcext:value-type="float">
            <text:p>-14.361895083038</text:p>
          </table:table-cell>
        </table:table-row>
        <table:table-row table:style-name="ro2">
          <table:table-cell/>
          <table:table-cell table:style-name="ce3" office:value-type="float" office:value="-13.85" calcext:value-type="float">
            <text:p>-13.85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float" office:value="0.498243741194" calcext:value-type="float">
            <text:p>0.498243741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tation_quad</text:p>
          </table:table-cell>
          <table:table-cell table:number-columns-repeated="3" table:style-name="ce3" office:value-type="float" office:value="-14.349060061888" calcext:value-type="float">
            <text:p>-14.349060061888</text:p>
          </table:table-cell>
          <table:table-cell table:style-name="ce3" office:value-type="float" office:value="-14.348243741194" calcext:value-type="float">
            <text:p>-14.348243741194</text:p>
          </table:table-cell>
        </table:table-row>
        <table:table-row table:style-name="ro2">
          <table:table-cell office:value-type="string" calcext:value-type="string">
            <text:p>Silouette 0.05</text:p>
          </table:table-cell>
          <table:table-cell table:style-name="ce4" office:value-type="float" office:value="-13.85" calcext:value-type="float">
            <text:p>-13.85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float" office:value="0.389569206867" calcext:value-type="float">
            <text:p>0.3895692068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-13.460430793133" calcext:value-type="float">
            <text:p>-13.460430793133</text:p>
          </table:table-cell>
          <table:table-cell table:style-name="ce4" office:value-type="float" office:value="-13.458429438548" calcext:value-type="float">
            <text:p>-13.458429438548</text:p>
          </table:table-cell>
        </table:table-row>
        <table:table-row table:style-name="ro2">
          <table:table-cell/>
          <table:table-cell table:style-name="ce4" office:value-type="float" office:value="-13.85" calcext:value-type="float">
            <text:p>-13.85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float" office:value="0.41385089263" calcext:value-type="float">
            <text:p>0.413850892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otation_quad</text:p>
          </table:table-cell>
          <table:table-cell table:number-columns-repeated="3" table:style-name="ce4" office:value-type="float" office:value="-13.407385069428" calcext:value-type="float">
            <text:p>-13.407385069428</text:p>
          </table:table-cell>
          <table:table-cell table:style-name="ce4" office:value-type="float" office:value="-13.43614910737" calcext:value-type="float">
            <text:p>-13.43614910737</text:p>
          </table:table-cell>
        </table:table-row>
        <table:table-row table:style-name="ro2">
          <table:table-cell office:value-type="string" calcext:value-type="string">
            <text:p>Silouette 0.5</text:p>
          </table:table-cell>
          <table:table-cell table:style-name="ce5" office:value-type="float" office:value="-13.85" calcext:value-type="float">
            <text:p>-13.85</text:p>
          </table:table-cell>
          <table:table-cell table:style-name="ce5" office:value-type="string" calcext:value-type="string">
            <text:p>images</text:p>
          </table:table-cell>
          <table:table-cell table:style-name="ce5" office:value-type="float" office:value="2.022669628407" calcext:value-type="float">
            <text:p>2.0226696284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rror_fib</text:p>
          </table:table-cell>
          <table:table-cell table:number-columns-repeated="3" table:style-name="ce5" office:value-type="float" office:value="-15.872669628407" calcext:value-type="float">
            <text:p>-15.872669628407</text:p>
          </table:table-cell>
          <table:table-cell table:style-name="ce5" office:value-type="float" office:value="-15.874523149911" calcext:value-type="float">
            <text:p>-15.874523149911</text:p>
          </table:table-cell>
        </table:table-row>
        <table:table-row table:style-name="ro2">
          <table:table-cell/>
          <table:table-cell table:style-name="ce5" office:value-type="float" office:value="-13.85" calcext:value-type="float">
            <text:p>-13.85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float" office:value="2.029805411833" calcext:value-type="float">
            <text:p>2.0298054118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tation_quad</text:p>
          </table:table-cell>
          <table:table-cell table:number-columns-repeated="3" table:style-name="ce5" office:value-type="float" office:value="-15.885501564207" calcext:value-type="float">
            <text:p>-15.885501564207</text:p>
          </table:table-cell>
          <table:table-cell table:style-name="ce5" office:value-type="float" office:value="-15.879805411833" calcext:value-type="float">
            <text:p>-15.879805411833</text:p>
          </table:table-cell>
        </table:table-row>
        <table:table-row table:style-name="ro2">
          <table:table-cell office:value-type="string" calcext:value-type="string">
            <text:p>high sat 0.1</text:p>
          </table:table-cell>
          <table:table-cell table:style-name="ce6" office:value-type="float" office:value="-13.85" calcext:value-type="float">
            <text:p>-13.85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float" office:value="0.500433566689" calcext:value-type="float">
            <text:p>0.5004335666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-13.340077662636" calcext:value-type="float">
            <text:p>-13.340077662636</text:p>
          </table:table-cell>
          <table:table-cell table:style-name="ce6" office:value-type="float" office:value="-13.349566433311" calcext:value-type="float">
            <text:p>-13.349566433311</text:p>
          </table:table-cell>
        </table:table-row>
        <table:table-row table:style-name="ro2">
          <table:table-cell/>
          <table:table-cell table:style-name="ce6" office:value-type="float" office:value="-13.85" calcext:value-type="float">
            <text:p>-13.85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float" office:value="0.527727847235" calcext:value-type="float">
            <text:p>0.5277278472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-13.314162375865" calcext:value-type="float">
            <text:p>-13.314162375865</text:p>
          </table:table-cell>
          <table:table-cell table:style-name="ce6" office:value-type="float" office:value="-13.322272152765" calcext:value-type="float">
            <text:p>-13.322272152765</text:p>
          </table:table-cell>
        </table:table-row>
      </table:table>
      <table:table table:name="orto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2">
          <table:table-cell office:value-type="string" calcext:value-type="string">
            <text:p>high sat 0.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mages</text:p>
          </table:table-cell>
          <table:table-cell office:value-type="float" office:value="1.763673972732" calcext:value-type="float">
            <text:p>1.763673972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88.236326027268" calcext:value-type="float">
            <text:p>88.236326027268</text:p>
          </table:table-cell>
          <table:table-cell office:value-type="float" office:value="88.227042472666" calcext:value-type="float">
            <text:p>88.227042472666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angles</text:p>
          </table:table-cell>
          <table:table-cell office:value-type="float" office:value="1.769754049762" calcext:value-type="float">
            <text:p>1.769754049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88.230245950238" calcext:value-type="float">
            <text:p>88.230245950238</text:p>
          </table:table-cell>
          <table:table-cell office:value-type="float" office:value="88.224179134706" calcext:value-type="float">
            <text:p>88.224179134706</text:p>
          </table:table-cell>
        </table:table-row>
        <table:table-row table:style-name="ro2">
          <table:table-cell office:value-type="string" calcext:value-type="string">
            <text:p>low sat 0.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float" office:value="5.685276703285" calcext:value-type="float">
            <text:p>5.685276703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84.314723296715" calcext:value-type="float">
            <text:p>84.314723296715</text:p>
          </table:table-cell>
          <table:table-cell table:style-name="ce3" office:value-type="float" office:value="84.30696074644" calcext:value-type="float">
            <text:p>84.30696074644</text:p>
          </table:table-cell>
        </table:table-row>
        <table:table-row table:style-name="ro2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float" office:value="5.688887895309" calcext:value-type="float">
            <text:p>5.688887895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tation_quad</text:p>
          </table:table-cell>
          <table:table-cell table:number-columns-repeated="3" table:style-name="ce3" office:value-type="float" office:value="84.309233585854" calcext:value-type="float">
            <text:p>84.309233585854</text:p>
          </table:table-cell>
          <table:table-cell table:style-name="ce3" office:value-type="float" office:value="84.311112104691" calcext:value-type="float">
            <text:p>84.311112104691</text:p>
          </table:table-cell>
        </table:table-row>
        <table:table-row table:style-name="ro2">
          <table:table-cell office:value-type="string" calcext:value-type="string">
            <text:p>Silouette 0.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float" office:value="6.071632976675" calcext:value-type="float">
            <text:p>6.0716329766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83.928367023325" calcext:value-type="float">
            <text:p>83.928367023325</text:p>
          </table:table-cell>
          <table:table-cell table:style-name="ce4" office:value-type="float" office:value="83.925490154431" calcext:value-type="float">
            <text:p>83.925490154431</text:p>
          </table:table-cell>
        </table:table-row>
        <table:table-row table:style-name="ro2">
          <table:table-cell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float" office:value="6.074458191972" calcext:value-type="float">
            <text:p>6.0744581919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83.925541808028" calcext:value-type="float">
            <text:p>83.925541808028</text:p>
          </table:table-cell>
          <table:table-cell table:style-name="ce4" office:value-type="float" office:value="83.920891843263" calcext:value-type="float">
            <text:p>83.920891843263</text:p>
          </table:table-cell>
        </table:table-row>
        <table:table-row table:style-name="ro2">
          <table:table-cell office:value-type="string" calcext:value-type="string">
            <text:p>Silouette 0.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float" office:value="3.979588799178" calcext:value-type="float">
            <text:p>3.9795887991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rror_fib</text:p>
          </table:table-cell>
          <table:table-cell table:number-columns-repeated="3" table:style-name="ce5" office:value-type="float" office:value="86.020411200822" calcext:value-type="float">
            <text:p>86.020411200822</text:p>
          </table:table-cell>
          <table:table-cell table:style-name="ce5" office:value-type="float" office:value="86.009763747137" calcext:value-type="float">
            <text:p>86.009763747137</text:p>
          </table:table-cell>
        </table:table-row>
        <table:table-row table:style-name="ro2"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images</text:p>
          </table:table-cell>
          <table:table-cell table:style-name="ce5" office:value-type="float" office:value="3.988751587728" calcext:value-type="float">
            <text:p>3.9887515877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tation_quad</text:p>
          </table:table-cell>
          <table:table-cell table:number-columns-repeated="3" table:style-name="ce5" office:value-type="float" office:value="86.009520353987" calcext:value-type="float">
            <text:p>86.009520353987</text:p>
          </table:table-cell>
          <table:table-cell table:style-name="ce5" office:value-type="float" office:value="86.011248412272" calcext:value-type="float">
            <text:p>86.011248412272</text:p>
          </table:table-cell>
        </table:table-row>
        <table:table-row table:style-name="ro2">
          <table:table-cell office:value-type="string" calcext:value-type="string">
            <text:p>high sat 0.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float" office:value="4.530474360113" calcext:value-type="float">
            <text:p>4.5304743601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irror_fib</text:p>
          </table:table-cell>
          <table:table-cell table:number-columns-repeated="3" table:style-name="ce6" office:value-type="float" office:value="85.469525639887" calcext:value-type="float">
            <text:p>85.469525639887</text:p>
          </table:table-cell>
          <table:table-cell table:style-name="ce6" office:value-type="float" office:value="85.468903536136" calcext:value-type="float">
            <text:p>85.468903536136</text:p>
          </table:table-cell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float" office:value="4.534096340809" calcext:value-type="float">
            <text:p>4.5340963408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irror_fib</text:p>
          </table:table-cell>
          <table:table-cell table:number-columns-repeated="3" table:style-name="ce6" office:value-type="float" office:value="85.465903659191" calcext:value-type="float">
            <text:p>85.465903659191</text:p>
          </table:table-cell>
          <table:table-cell table:style-name="ce6" office:value-type="float" office:value="85.464077803111" calcext:value-type="float">
            <text:p>85.464077803111</text:p>
          </table:table-cell>
        </table:table-row>
      </table:table>
      <table:table table:name="70_71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2">
          <table:table-cell office:value-type="string" calcext:value-type="string">
            <text:p>high sat 0.05</text:p>
          </table:table-cell>
          <table:table-cell office:value-type="float" office:value="50.818810160902" calcext:value-type="float">
            <text:p>50.818810160902</text:p>
          </table:table-cell>
          <table:table-cell office:value-type="string" calcext:value-type="string">
            <text:p>angles</text:p>
          </table:table-cell>
          <table:table-cell office:value-type="float" office:value="0.728280695134" calcext:value-type="float">
            <text:p>0.728280695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ion_quad</text:p>
          </table:table-cell>
          <table:table-cell table:number-columns-repeated="3" office:value-type="float" office:value="50.090489486349" calcext:value-type="float">
            <text:p>50.090489486349</text:p>
          </table:table-cell>
          <table:table-cell office:value-type="float" office:value="50.090529465768" calcext:value-type="float">
            <text:p>50.090529465768</text:p>
          </table:table-cell>
        </table:table-row>
        <table:table-row table:style-name="ro2">
          <table:table-cell/>
          <table:table-cell office:value-type="float" office:value="50.818810160902" calcext:value-type="float">
            <text:p>50.818810160902</text:p>
          </table:table-cell>
          <table:table-cell office:value-type="string" calcext:value-type="string">
            <text:p>images</text:p>
          </table:table-cell>
          <table:table-cell office:value-type="float" office:value="0.728280695134" calcext:value-type="float">
            <text:p>0.728280695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ion_quad</text:p>
          </table:table-cell>
          <table:table-cell table:number-columns-repeated="3" office:value-type="float" office:value="50.090489486349" calcext:value-type="float">
            <text:p>50.090489486349</text:p>
          </table:table-cell>
          <table:table-cell office:value-type="float" office:value="50.090529465768" calcext:value-type="float">
            <text:p>50.090529465768</text:p>
          </table:table-cell>
        </table:table-row>
        <table:table-row table:style-name="ro2">
          <table:table-cell office:value-type="string" calcext:value-type="string">
            <text:p>low sat 0.5</text:p>
          </table:table-cell>
          <table:table-cell table:style-name="ce3" office:value-type="float" office:value="50.818810160902" calcext:value-type="float">
            <text:p>50.818810160902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float" office:value="2.279565143645" calcext:value-type="float">
            <text:p>2.279565143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48.539245017258" calcext:value-type="float">
            <text:p>48.539245017258</text:p>
          </table:table-cell>
          <table:table-cell table:style-name="ce3" office:value-type="float" office:value="48.534763965135" calcext:value-type="float">
            <text:p>48.534763965135</text:p>
          </table:table-cell>
        </table:table-row>
        <table:table-row table:style-name="ro2">
          <table:table-cell/>
          <table:table-cell table:style-name="ce3" office:value-type="float" office:value="50.818810160902" calcext:value-type="float">
            <text:p>50.818810160902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float" office:value="2.280245766025" calcext:value-type="float">
            <text:p>2.280245766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48.538564394877" calcext:value-type="float">
            <text:p>48.538564394877</text:p>
          </table:table-cell>
          <table:table-cell table:style-name="ce3" office:value-type="float" office:value="48.538001186704" calcext:value-type="float">
            <text:p>48.538001186704</text:p>
          </table:table-cell>
        </table:table-row>
        <table:table-row table:style-name="ro2">
          <table:table-cell office:value-type="string" calcext:value-type="string">
            <text:p>Silouette 0.05</text:p>
          </table:table-cell>
          <table:table-cell table:style-name="ce4" office:value-type="float" office:value="50.818810160902" calcext:value-type="float">
            <text:p>50.818810160902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float" office:value="0.899926827036" calcext:value-type="float">
            <text:p>0.899926827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otation_quad</text:p>
          </table:table-cell>
          <table:table-cell table:number-columns-repeated="3" table:style-name="ce4" office:value-type="float" office:value="49.912118501608" calcext:value-type="float">
            <text:p>49.912118501608</text:p>
          </table:table-cell>
          <table:table-cell table:style-name="ce4" office:value-type="float" office:value="49.918883333867" calcext:value-type="float">
            <text:p>49.918883333867</text:p>
          </table:table-cell>
        </table:table-row>
        <table:table-row table:style-name="ro2">
          <table:table-cell/>
          <table:table-cell table:style-name="ce4" office:value-type="float" office:value="50.818810160902" calcext:value-type="float">
            <text:p>50.818810160902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float" office:value="0.899926827036" calcext:value-type="float">
            <text:p>0.899926827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otation_quad</text:p>
          </table:table-cell>
          <table:table-cell table:number-columns-repeated="3" table:style-name="ce4" office:value-type="float" office:value="49.912118501608" calcext:value-type="float">
            <text:p>49.912118501608</text:p>
          </table:table-cell>
          <table:table-cell table:style-name="ce4" office:value-type="float" office:value="49.918883333867" calcext:value-type="float">
            <text:p>49.918883333867</text:p>
          </table:table-cell>
        </table:table-row>
        <table:table-row table:style-name="ro2">
          <table:table-cell office:value-type="string" calcext:value-type="string">
            <text:p>Silouette 0.5</text:p>
          </table:table-cell>
          <table:table-cell table:style-name="ce5" office:value-type="float" office:value="50.818810160902" calcext:value-type="float">
            <text:p>50.818810160902</text:p>
          </table:table-cell>
          <table:table-cell table:style-name="ce5" office:value-type="string" calcext:value-type="string">
            <text:p>images</text:p>
          </table:table-cell>
          <table:table-cell table:style-name="ce5" office:value-type="float" office:value="6.027452303833" calcext:value-type="float">
            <text:p>6.0274523038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tation_quad</text:p>
          </table:table-cell>
          <table:table-cell table:number-columns-repeated="3" table:style-name="ce5" office:value-type="float" office:value="89.771303861854" calcext:value-type="float">
            <text:p>89.771303861854</text:p>
          </table:table-cell>
          <table:table-cell table:style-name="ce5" office:value-type="float" office:value="44.79135785707" calcext:value-type="float">
            <text:p>44.79135785707</text:p>
          </table:table-cell>
        </table:table-row>
        <table:table-row table:style-name="ro2">
          <table:table-cell/>
          <table:table-cell table:style-name="ce5" office:value-type="float" office:value="50.818810160902" calcext:value-type="float">
            <text:p>50.818810160902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float" office:value="6.027792429814" calcext:value-type="float">
            <text:p>6.0277924298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rror_fib</text:p>
          </table:table-cell>
          <table:table-cell table:number-columns-repeated="3" table:style-name="ce5" office:value-type="float" office:value="44.791017731088" calcext:value-type="float">
            <text:p>44.791017731088</text:p>
          </table:table-cell>
          <table:table-cell table:style-name="ce5" office:value-type="float" office:value="3.623398381866" calcext:value-type="float">
            <text:p>3.623398381866</text:p>
          </table:table-cell>
        </table:table-row>
        <table:table-row table:style-name="ro2">
          <table:table-cell office:value-type="string" calcext:value-type="string">
            <text:p>high sat 0.1</text:p>
          </table:table-cell>
          <table:table-cell table:style-name="ce6" office:value-type="float" office:value="50.818810160902" calcext:value-type="float">
            <text:p>50.818810160902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float" office:value="1.077844277078" calcext:value-type="float">
            <text:p>1.0778442770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49.740589630175" calcext:value-type="float">
            <text:p>49.740589630175</text:p>
          </table:table-cell>
          <table:table-cell table:style-name="ce6" office:value-type="float" office:value="49.740965883824" calcext:value-type="float">
            <text:p>49.740965883824</text:p>
          </table:table-cell>
        </table:table-row>
        <table:table-row table:style-name="ro2">
          <table:table-cell/>
          <table:table-cell table:style-name="ce6" office:value-type="float" office:value="50.818810160902" calcext:value-type="float">
            <text:p>50.818810160902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float" office:value="1.077844277078" calcext:value-type="float">
            <text:p>1.07784427707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49.740589630175" calcext:value-type="float">
            <text:p>49.740589630175</text:p>
          </table:table-cell>
          <table:table-cell table:style-name="ce6" office:value-type="float" office:value="49.740965883824" calcext:value-type="float">
            <text:p>49.740965883824</text:p>
          </table:table-cell>
        </table:table-row>
      </table:table>
      <table:table table:name="28_29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2">
          <table:table-cell office:value-type="string" calcext:value-type="string">
            <text:p>high sat 0.05</text:p>
          </table:table-cell>
          <table:table-cell office:value-type="float" office:value="-8.379306809623" calcext:value-type="float">
            <text:p>-8.379306809623</text:p>
          </table:table-cell>
          <table:table-cell office:value-type="string" calcext:value-type="string">
            <text:p>angles</text:p>
          </table:table-cell>
          <table:table-cell office:value-type="float" office:value="0.020129589411" calcext:value-type="float">
            <text:p>0.020129589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ion_quad</text:p>
          </table:table-cell>
          <table:table-cell table:number-columns-repeated="3" office:value-type="float" office:value="-8.402799554148" calcext:value-type="float">
            <text:p>-8.402799554148</text:p>
          </table:table-cell>
          <table:table-cell office:value-type="float" office:value="-8.399436399034" calcext:value-type="float">
            <text:p>-8.399436399034</text:p>
          </table:table-cell>
        </table:table-row>
        <table:table-row table:style-name="ro2">
          <table:table-cell/>
          <table:table-cell office:value-type="float" office:value="-8.379306809623" calcext:value-type="float">
            <text:p>-8.379306809623</text:p>
          </table:table-cell>
          <table:table-cell office:value-type="string" calcext:value-type="string">
            <text:p>images</text:p>
          </table:table-cell>
          <table:table-cell office:value-type="float" office:value="0.020473765015" calcext:value-type="float">
            <text:p>0.020473765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ion_quad</text:p>
          </table:table-cell>
          <table:table-cell table:number-columns-repeated="3" office:value-type="float" office:value="-8.402800157238" calcext:value-type="float">
            <text:p>-8.402800157238</text:p>
          </table:table-cell>
          <table:table-cell office:value-type="float" office:value="-8.399780574638" calcext:value-type="float">
            <text:p>-8.399780574638</text:p>
          </table:table-cell>
        </table:table-row>
        <table:table-row table:style-name="ro2">
          <table:table-cell office:value-type="string" calcext:value-type="string">
            <text:p>low sat 0.5</text:p>
          </table:table-cell>
          <table:table-cell table:style-name="ce3" office:value-type="float" office:value="-8.379306809623" calcext:value-type="float">
            <text:p>-8.379306809623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float" office:value="0.038346256102" calcext:value-type="float">
            <text:p>0.038346256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tation_quad</text:p>
          </table:table-cell>
          <table:table-cell table:number-columns-repeated="3" table:style-name="ce3" office:value-type="float" office:value="-8.418826512496" calcext:value-type="float">
            <text:p>-8.418826512496</text:p>
          </table:table-cell>
          <table:table-cell table:style-name="ce3" office:value-type="float" office:value="-8.417653065725" calcext:value-type="float">
            <text:p>-8.417653065725</text:p>
          </table:table-cell>
        </table:table-row>
        <table:table-row table:style-name="ro2">
          <table:table-cell/>
          <table:table-cell table:style-name="ce3" office:value-type="float" office:value="-8.379306809623" calcext:value-type="float">
            <text:p>-8.379306809623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float" office:value="0.038460178017" calcext:value-type="float">
            <text:p>0.038460178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tation_quad</text:p>
          </table:table-cell>
          <table:table-cell table:number-columns-repeated="3" table:style-name="ce3" office:value-type="float" office:value="-8.420863706459" calcext:value-type="float">
            <text:p>-8.420863706459</text:p>
          </table:table-cell>
          <table:table-cell table:style-name="ce3" office:value-type="float" office:value="-8.41776698764" calcext:value-type="float">
            <text:p>-8.41776698764</text:p>
          </table:table-cell>
        </table:table-row>
        <table:table-row table:style-name="ro2">
          <table:table-cell office:value-type="string" calcext:value-type="string">
            <text:p>Silouette 0.05</text:p>
          </table:table-cell>
          <table:table-cell table:style-name="ce4" office:value-type="float" office:value="-8.379306809623" calcext:value-type="float">
            <text:p>-8.379306809623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float" office:value="0.007808608886" calcext:value-type="float">
            <text:p>0.0078086088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-8.371498200737" calcext:value-type="float">
            <text:p>-8.371498200737</text:p>
          </table:table-cell>
          <table:table-cell table:style-name="ce4" office:value-type="float" office:value="-8.39417525562" calcext:value-type="float">
            <text:p>-8.39417525562</text:p>
          </table:table-cell>
        </table:table-row>
        <table:table-row table:style-name="ro2">
          <table:table-cell/>
          <table:table-cell table:style-name="ce4" office:value-type="float" office:value="-8.379306809623" calcext:value-type="float">
            <text:p>-8.379306809623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float" office:value="0.008133443291" calcext:value-type="float">
            <text:p>0.0081334432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-8.371173366332" calcext:value-type="float">
            <text:p>-8.371173366332</text:p>
          </table:table-cell>
          <table:table-cell table:style-name="ce4" office:value-type="float" office:value="-8.392302475744" calcext:value-type="float">
            <text:p>-8.392302475744</text:p>
          </table:table-cell>
        </table:table-row>
        <table:table-row table:style-name="ro2">
          <table:table-cell office:value-type="string" calcext:value-type="string">
            <text:p>Silouette 0.5</text:p>
          </table:table-cell>
          <table:table-cell table:style-name="ce5" office:value-type="float" office:value="-8.379306809623" calcext:value-type="float">
            <text:p>-8.379306809623</text:p>
          </table:table-cell>
          <table:table-cell table:style-name="ce5" office:value-type="string" calcext:value-type="string">
            <text:p>images</text:p>
          </table:table-cell>
          <table:table-cell table:style-name="ce5" office:value-type="float" office:value="0.783008112749" calcext:value-type="float">
            <text:p>0.7830081127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tation_quad</text:p>
          </table:table-cell>
          <table:table-cell table:number-columns-repeated="3" table:style-name="ce5" office:value-type="float" office:value="-9.167673269666" calcext:value-type="float">
            <text:p>-9.167673269666</text:p>
          </table:table-cell>
          <table:table-cell table:style-name="ce5" office:value-type="float" office:value="-9.162314922372" calcext:value-type="float">
            <text:p>-9.162314922372</text:p>
          </table:table-cell>
        </table:table-row>
        <table:table-row table:style-name="ro2">
          <table:table-cell/>
          <table:table-cell table:style-name="ce5" office:value-type="float" office:value="-8.379306809623" calcext:value-type="float">
            <text:p>-8.379306809623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float" office:value="0.793914309948" calcext:value-type="float">
            <text:p>0.79391430994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tation_quad</text:p>
          </table:table-cell>
          <table:table-cell table:number-columns-repeated="3" table:style-name="ce5" office:value-type="float" office:value="-9.174815704631" calcext:value-type="float">
            <text:p>-9.174815704631</text:p>
          </table:table-cell>
          <table:table-cell table:style-name="ce5" office:value-type="float" office:value="-9.173221119571" calcext:value-type="float">
            <text:p>-9.173221119571</text:p>
          </table:table-cell>
        </table:table-row>
        <table:table-row table:style-name="ro2">
          <table:table-cell office:value-type="string" calcext:value-type="string">
            <text:p>high sat 0.1</text:p>
          </table:table-cell>
          <table:table-cell table:style-name="ce6" office:value-type="float" office:value="-8.379306809623" calcext:value-type="float">
            <text:p>-8.379306809623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float" office:value="0.028840490224" calcext:value-type="float">
            <text:p>0.0288404902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-8.411862793638" calcext:value-type="float">
            <text:p>-8.411862793638</text:p>
          </table:table-cell>
          <table:table-cell table:style-name="ce6" office:value-type="float" office:value="-8.408147299847" calcext:value-type="float">
            <text:p>-8.408147299847</text:p>
          </table:table-cell>
        </table:table-row>
        <table:table-row table:style-name="ro2">
          <table:table-cell/>
          <table:table-cell table:style-name="ce6" office:value-type="float" office:value="-8.379306809623" calcext:value-type="float">
            <text:p>-8.379306809623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float" office:value="0.032615535094" calcext:value-type="float">
            <text:p>0.03261553509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rror_fib</text:p>
          </table:table-cell>
          <table:table-cell table:number-columns-repeated="3" table:style-name="ce6" office:value-type="float" office:value="-8.411922344717" calcext:value-type="float">
            <text:p>-8.411922344717</text:p>
          </table:table-cell>
          <table:table-cell table:style-name="ce6" office:value-type="float" office:value="-8.412482527708" calcext:value-type="float">
            <text:p>-8.412482527708</text:p>
          </table:table-cell>
        </table:table-row>
      </table:table>
      <table:table table:name="18_19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2">
          <table:table-cell office:value-type="string" calcext:value-type="string">
            <text:p>high sat 0.05</text:p>
          </table:table-cell>
          <table:table-cell office:value-type="float" office:value="11.417651575106" calcext:value-type="float">
            <text:p>11.417651575106</text:p>
          </table:table-cell>
          <table:table-cell office:value-type="string" calcext:value-type="string">
            <text:p>angles</text:p>
          </table:table-cell>
          <table:table-cell office:value-type="float" office:value="0.016861217076" calcext:value-type="float">
            <text:p>0.016861217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ror_fib</text:p>
          </table:table-cell>
          <table:table-cell table:number-columns-repeated="3" office:value-type="float" office:value="11.40079035803" calcext:value-type="float">
            <text:p>11.40079035803</text:p>
          </table:table-cell>
          <table:table-cell office:value-type="float" office:value="11.456495570473" calcext:value-type="float">
            <text:p>11.456495570473</text:p>
          </table:table-cell>
        </table:table-row>
        <table:table-row table:style-name="ro2">
          <table:table-cell/>
          <table:table-cell office:value-type="float" office:value="11.417651575106" calcext:value-type="float">
            <text:p>11.417651575106</text:p>
          </table:table-cell>
          <table:table-cell office:value-type="string" calcext:value-type="string">
            <text:p>images</text:p>
          </table:table-cell>
          <table:table-cell office:value-type="float" office:value="0.039550313678" calcext:value-type="float">
            <text:p>0.039550313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ion_quad</text:p>
          </table:table-cell>
          <table:table-cell table:number-columns-repeated="3" office:value-type="float" office:value="11.332625503697" calcext:value-type="float">
            <text:p>11.332625503697</text:p>
          </table:table-cell>
          <table:table-cell office:value-type="float" office:value="11.457201888784" calcext:value-type="float">
            <text:p>11.457201888784</text:p>
          </table:table-cell>
        </table:table-row>
        <table:table-row table:style-name="ro2">
          <table:table-cell office:value-type="string" calcext:value-type="string">
            <text:p>low sat 0.5</text:p>
          </table:table-cell>
          <table:table-cell table:style-name="ce3" office:value-type="float" office:value="11.417651575106" calcext:value-type="float">
            <text:p>11.417651575106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float" office:value="0.039919342903" calcext:value-type="float">
            <text:p>0.0399193429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tation_quad</text:p>
          </table:table-cell>
          <table:table-cell table:number-columns-repeated="3" table:style-name="ce3" office:value-type="float" office:value="11.464140293951" calcext:value-type="float">
            <text:p>11.464140293951</text:p>
          </table:table-cell>
          <table:table-cell table:style-name="ce3" office:value-type="float" office:value="11.457570918009" calcext:value-type="float">
            <text:p>11.457570918009</text:p>
          </table:table-cell>
        </table:table-row>
        <table:table-row table:style-name="ro2">
          <table:table-cell/>
          <table:table-cell table:style-name="ce3" office:value-type="float" office:value="11.417651575106" calcext:value-type="float">
            <text:p>11.417651575106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float" office:value="0.044885341461" calcext:value-type="float">
            <text:p>0.0448853414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rror_fib</text:p>
          </table:table-cell>
          <table:table-cell table:number-columns-repeated="3" table:style-name="ce3" office:value-type="float" office:value="11.462536916567" calcext:value-type="float">
            <text:p>11.462536916567</text:p>
          </table:table-cell>
          <table:table-cell table:style-name="ce3" office:value-type="float" office:value="11.463730728244" calcext:value-type="float">
            <text:p>11.463730728244</text:p>
          </table:table-cell>
        </table:table-row>
        <table:table-row table:style-name="ro2">
          <table:table-cell office:value-type="string" calcext:value-type="string">
            <text:p>Silouette 0.05</text:p>
          </table:table-cell>
          <table:table-cell table:style-name="ce4" office:value-type="float" office:value="11.417651575106" calcext:value-type="float">
            <text:p>11.417651575106</text:p>
          </table:table-cell>
          <table:table-cell table:style-name="ce4" office:value-type="string" calcext:value-type="string">
            <text:p>angles</text:p>
          </table:table-cell>
          <table:table-cell table:style-name="ce4" office:value-type="float" office:value="0.001597497726" calcext:value-type="float">
            <text:p>0.0015974977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11.41605407738" calcext:value-type="float">
            <text:p>11.41605407738</text:p>
          </table:table-cell>
          <table:table-cell table:style-name="ce4" office:value-type="float" office:value="11.388121631937" calcext:value-type="float">
            <text:p>11.388121631937</text:p>
          </table:table-cell>
        </table:table-row>
        <table:table-row table:style-name="ro2">
          <table:table-cell/>
          <table:table-cell table:style-name="ce4" office:value-type="float" office:value="11.417651575106" calcext:value-type="float">
            <text:p>11.417651575106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float" office:value="0.00689741997" calcext:value-type="float">
            <text:p>0.0068974199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rror_fib</text:p>
          </table:table-cell>
          <table:table-cell table:number-columns-repeated="3" table:style-name="ce4" office:value-type="float" office:value="11.410754155136" calcext:value-type="float">
            <text:p>11.410754155136</text:p>
          </table:table-cell>
          <table:table-cell table:style-name="ce4" office:value-type="float" office:value="11.349555523616" calcext:value-type="float">
            <text:p>11.349555523616</text:p>
          </table:table-cell>
        </table:table-row>
        <table:table-row table:style-name="ro2">
          <table:table-cell office:value-type="string" calcext:value-type="string">
            <text:p>Silouette 0.5</text:p>
          </table:table-cell>
          <table:table-cell table:style-name="ce5" office:value-type="float" office:value="11.417651575106" calcext:value-type="float">
            <text:p>11.417651575106</text:p>
          </table:table-cell>
          <table:table-cell table:style-name="ce5" office:value-type="string" calcext:value-type="string">
            <text:p>images</text:p>
          </table:table-cell>
          <table:table-cell table:style-name="ce5" office:value-type="float" office:value="0.361283065326" calcext:value-type="float">
            <text:p>0.3612830653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rror_fib</text:p>
          </table:table-cell>
          <table:table-cell table:number-columns-repeated="3" table:style-name="ce5" office:value-type="float" office:value="11.778934640432" calcext:value-type="float">
            <text:p>11.778934640432</text:p>
          </table:table-cell>
          <table:table-cell table:style-name="ce5" office:value-type="float" office:value="55.503650425155" calcext:value-type="float">
            <text:p>55.503650425155</text:p>
          </table:table-cell>
        </table:table-row>
        <table:table-row table:style-name="ro2">
          <table:table-cell/>
          <table:table-cell table:style-name="ce5" office:value-type="float" office:value="11.417651575106" calcext:value-type="float">
            <text:p>11.417651575106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float" office:value="0.36726113705" calcext:value-type="float">
            <text:p>0.367261137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rror_fib</text:p>
          </table:table-cell>
          <table:table-cell table:number-columns-repeated="3" table:style-name="ce5" office:value-type="float" office:value="11.784912712156" calcext:value-type="float">
            <text:p>11.784912712156</text:p>
          </table:table-cell>
          <table:table-cell table:style-name="ce5" office:value-type="float" office:value="56.073060093195" calcext:value-type="float">
            <text:p>56.073060093195</text:p>
          </table:table-cell>
        </table:table-row>
        <table:table-row table:style-name="ro2">
          <table:table-cell office:value-type="string" calcext:value-type="string">
            <text:p>high sat 0.1</text:p>
          </table:table-cell>
          <table:table-cell table:style-name="ce6" office:value-type="float" office:value="11.417651575106" calcext:value-type="float">
            <text:p>11.417651575106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float" office:value="0.029168849557" calcext:value-type="float">
            <text:p>0.0291688495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11.377438457721" calcext:value-type="float">
            <text:p>11.377438457721</text:p>
          </table:table-cell>
          <table:table-cell table:style-name="ce6" office:value-type="float" office:value="11.446820424663" calcext:value-type="float">
            <text:p>11.446820424663</text:p>
          </table:table-cell>
        </table:table-row>
        <table:table-row table:style-name="ro2">
          <table:table-cell/>
          <table:table-cell table:style-name="ce6" office:value-type="float" office:value="11.417651575106" calcext:value-type="float">
            <text:p>11.417651575106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float" office:value="0.029380132333" calcext:value-type="float">
            <text:p>0.0293801323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tation_quad</text:p>
          </table:table-cell>
          <table:table-cell table:number-columns-repeated="3" table:style-name="ce6" office:value-type="float" office:value="11.375571039756" calcext:value-type="float">
            <text:p>11.375571039756</text:p>
          </table:table-cell>
          <table:table-cell table:style-name="ce6" office:value-type="float" office:value="11.447031707439" calcext:value-type="float">
            <text:p>11.447031707439</text:p>
          </table:table-cell>
        </table:table-row>
      </table:table>
      <table:table table:name="con_los_dos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ground_truth</text:p>
          </table:table-cell>
          <table:table-cell table:style-name="ce1" office:value-type="string" calcext:value-type="string">
            <text:p>averaged_images_or_angles</text:p>
          </table:table-cell>
          <table:table-cell table:style-name="ce1" office:value-type="string" calcext:value-type="string">
            <text:p>min_abs_theoretical_error</text:p>
          </table:table-cell>
          <table:table-cell table:style-name="ce1" office:value-type="string" calcext:value-type="string">
            <text:p>best_correct_decimals</text:p>
          </table:table-cell>
          <table:table-cell table:style-name="ce1" office:value-type="string" calcext:value-type="string">
            <text:p>best_algorithm</text:p>
          </table:table-cell>
          <table:table-cell table:style-name="ce1" office:value-type="string" calcext:value-type="string">
            <text:p>mirror_fibo</text:p>
          </table:table-cell>
          <table:table-cell table:style-name="ce1" office:value-type="string" calcext:value-type="string">
            <text:p>mirror_quad</text:p>
          </table:table-cell>
          <table:table-cell table:style-name="ce1" office:value-type="string" calcext:value-type="string">
            <text:p>rotation_fibo</text:p>
          </table:table-cell>
          <table:table-cell table:style-name="ce1" office:value-type="string" calcext:value-type="string">
            <text:p>rotation_quad</text:p>
          </table:table-cell>
        </table:table-row>
        <table:table-row table:style-name="ro3">
          <table:table-cell office:value-type="string" calcext:value-type="string">
            <text:p>high sat 0.05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low sat 0.5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Silouette 0.05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Silouette 0.5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high sat 0.1</text:p>
          </table:table-cell>
          <table:table-cell table:number-columns-repeated="9"/>
        </table:table-row>
      </table:table>
      <table:table table:name="ref_vs_ref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office:value-type="string" calcext:value-type="string">
            <text:p>ground_truth</text:p>
          </table:table-cell>
          <table:table-cell office:value-type="string" calcext:value-type="string">
            <text:p>averaged_images_or_angles</text:p>
          </table:table-cell>
          <table:table-cell office:value-type="string" calcext:value-type="string">
            <text:p>min_abs_theoretical_error</text:p>
          </table:table-cell>
          <table:table-cell office:value-type="string" calcext:value-type="string">
            <text:p>best_correct_decimals</text:p>
          </table:table-cell>
          <table:table-cell office:value-type="string" calcext:value-type="string">
            <text:p>best_algorithm</text:p>
          </table:table-cell>
          <table:table-cell office:value-type="string" calcext:value-type="string">
            <text:p>mirror_fibo</text:p>
          </table:table-cell>
          <table:table-cell office:value-type="string" calcext:value-type="string">
            <text:p>mirror_quad</text:p>
          </table:table-cell>
          <table:table-cell office:value-type="string" calcext:value-type="string">
            <text:p>rotation_fibo</text:p>
          </table:table-cell>
          <table:table-cell office:value-type="string" calcext:value-type="string">
            <text:p>rotation_quad</text:p>
          </table:table-cell>
        </table:table-row>
      </table:table>
      <table:table table:name="non_noisy_5_6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office:value-type="string" calcext:value-type="string">
            <text:p>ground_truth</text:p>
          </table:table-cell>
          <table:table-cell office:value-type="string" calcext:value-type="string">
            <text:p>averaged_images_or_angles</text:p>
          </table:table-cell>
          <table:table-cell office:value-type="string" calcext:value-type="string">
            <text:p>min_abs_theoretical_error</text:p>
          </table:table-cell>
          <table:table-cell office:value-type="string" calcext:value-type="string">
            <text:p>best_correct_decimals</text:p>
          </table:table-cell>
          <table:table-cell office:value-type="string" calcext:value-type="string">
            <text:p>best_algorithm</text:p>
          </table:table-cell>
          <table:table-cell office:value-type="string" calcext:value-type="string">
            <text:p>mirror_fibo</text:p>
          </table:table-cell>
          <table:table-cell office:value-type="string" calcext:value-type="string">
            <text:p>mirror_quad</text:p>
          </table:table-cell>
          <table:table-cell office:value-type="string" calcext:value-type="string">
            <text:p>rotation_fibo</text:p>
          </table:table-cell>
          <table:table-cell office:value-type="string" calcext:value-type="string">
            <text:p>rotation_quad</text:p>
          </table:table-cell>
        </table:table-row>
      </table:table>
      <table:table table:name="Sheet10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d_5295904516669026214" style:display-name="-5295904516669026214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_2d_7220977211160064193" style:display-name="-7220977211160064193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_34_738557701198588802" style:display-name="4738557701198588802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_38_862430638428298835" style:display-name="886243063842829883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_32_268608233928128525" style:display-name="226860823392812852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_36_335826509226107911" style:display-name="6335826509226107911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8:44:49.309560699</meta:creation-date>
    <dc:date>2022-02-23T19:07:50.560069843</dc:date>
    <meta:editing-duration>PT23M</meta:editing-duration>
    <meta:editing-cycles>3</meta:editing-cycles>
    <meta:generator>LibreOffice/7.2.2.2$Linux_X86_64 LibreOffice_project/02b2acce88a210515b4a5bb2e46cbfb63fe97d56</meta:generator>
    <meta:document-statistic meta:table-count="10" meta:cell-count="656" meta:object-count="0"/>
  </office:meta>
</office:document-meta>
</file>